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17d654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7d654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7d654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7d65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7d654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7d654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d654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7d654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17d654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7d654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7d654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7d654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7d654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7d654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7d654" style:text-blinking="false" fo:background-color="transparent"/>
    </style:style>
    <style:style style:name="T1" style:family="text">
      <style:text-properties officeooo:rsid="0004ee6a"/>
    </style:style>
    <style:style style:name="T2" style:family="text">
      <style:text-properties officeooo:rsid="001e281d"/>
    </style:style>
    <style:style style:name="T3" style:family="text">
      <style:text-properties officeooo:rsid="0018ce12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c7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officeooo:rsid="001b0ec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ace34" style:font-style-asian="italic" style:font-style-complex="italic"/>
    </style:style>
    <style:style style:name="T11" style:family="text">
      <style:text-properties fo:font-style="italic" officeooo:rsid="0004ee6a" style:font-style-asian="italic" style:font-style-complex="italic"/>
    </style:style>
    <style:style style:name="T12" style:family="text">
      <style:text-properties officeooo:rsid="001c2c2f"/>
    </style:style>
    <style:style style:name="T13" style:family="text">
      <style:text-properties officeooo:rsid="0023114e"/>
    </style:style>
    <style:style style:name="T14" style:family="text">
      <style:text-properties officeooo:rsid="0017d654"/>
    </style:style>
    <style:style style:name="T15" style:family="text">
      <style:text-properties style:font-style-asian="normal" style:font-style-complex="normal"/>
    </style:style>
    <style:style style:name="T16" style:family="text">
      <style:text-properties officeooo:rsid="0004ee6a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11">Create Rat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<text:span text:style-name="T14">3-1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5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5"><text:span text:style-name="T1">Creates </text:span>a<text:span text:style-name="T2"> new rate</text:span>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11">Tutor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>Pre-<text:span text:style-name="T3">conditions</text:span></text:p>
          </table:table-cell>
          <table:table-cell table:style-name="Table1.A1" office:value-type="string">
            <text:p text:style-name="P9">System is displaying <text:span text:style-name="T14">rates list for course to Tutor</text:span>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6">Tutor </text:span><text:span text:style-name="T4">clicks “</text:span><text:span text:style-name="T5">insert new rate</text:span><text:span text:style-name="T4">” interface button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4"><text:span text:style-name="T14">Tutor</text:span> requests new <text:span text:style-name="T14">rate creation</text:span></text:p>
              </text:list-item>
              <text:list-item>
                <text:p text:style-name="P14">System generates new <text:span text:style-name="T14">rate </text:span>and <text:span text:style-name="T14">displays empty fields for: rate (ID), deadline, and amount</text:span></text:p>
              </text:list-item>
              <text:list-item>
                <text:p text:style-name="P15">Tutor inserts values for: rate, deadline, and amount</text:p>
              </text:list-item>
              <text:list-item>
                <text:p text:style-name="P15"><text:span text:style-name="T16">T</text:span><text:span text:style-name="T15">utor confirms rate changes.</text:span></text:p>
              </text:list-item>
              <text:list-item>
                <text:p text:style-name="P15"><text:span text:style-name="T15">System updates rat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3"><text:span text:style-name="T7">Alternate Flow/ Exceptions:</text:span></text:p>
          </table:table-cell>
          <table:table-cell table:style-name="Table1.A1" office:value-type="string">
            <text:p text:style-name="P8">???</text:p>
          </table:table-cell>
        </table:table-row>
        <table:table-row>
          <table:table-cell table:style-name="Table1.A1" office:value-type="string">
            <text:p text:style-name="P2">Post-<text:span text:style-name="T12">conditions</text:span></text:p>
          </table:table-cell>
          <table:table-cell table:style-name="Table1.A1" office:value-type="string">
            <text:p text:style-name="P11">Tutor has created a new rate in the database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0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7">v<text:span text:style-name="T12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7">2017/<text:span text:style-name="T12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03:35.884000000</meta:creation-date>
    <dc:date>2017-10-30T22:10:49.509000000</dc:date>
    <meta:editing-duration>PT7M13S</meta:editing-duration>
    <meta:editing-cycles>2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1" meta:word-count="99" meta:character-count="593" meta:non-whitespace-character-count="530"/>
  </office:meta>
</office:document-meta>
</file>